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55cm" draw:marker-end-width="0.255cm" draw:fill="solid" draw:fill-color="#ffffff" draw:textarea-horizontal-align="left" draw:textarea-vertical-align="top" draw:auto-grow-height="false" fo:min-height="0cm" fo:min-width="0cm" fo:padding-top="0.135cm" fo:padding-bottom="0.135cm" fo:padding-left="0.245cm" fo:padding-right="0.245cm" draw:shadow="visible" draw:shadow-offset-x="0.14cm" draw:shadow-offset-y="0.14cm" draw:shadow-color="#000000"/>
    </style:style>
    <style:style style:name="gr2" style:family="graphic" style:parent-style-name="objectwithoutfill">
      <style:graphic-properties svg:stroke-width="0.04cm" draw:marker-start-width="0.26cm" draw:marker-end-width="0.26cm" draw:fill="none" draw:textarea-horizontal-align="right" draw:textarea-vertical-align="middle" fo:padding-top="0.145cm" fo:padding-bottom="0.145cm" fo:padding-left="0.27cm" fo:padding-right="0.2cm"/>
    </style:style>
    <style:style style:name="gr3" style:family="graphic" style:parent-style-name="standard">
      <style:graphic-properties svg:stroke-width="0.04cm" svg:stroke-color="#000000" draw:marker-start-width="0.26cm" draw:marker-end-width="0.26cm" draw:textarea-horizontal-align="right" draw:textarea-vertical-align="bottom" fo:padding-top="0.145cm" fo:padding-bottom="0cm" fo:padding-left="0.27cm" fo:padding-right="0.2cm"/>
    </style:style>
    <style:style style:name="gr4" style:family="graphic" style:parent-style-name="standard">
      <style:graphic-properties svg:stroke-width="0.04cm" svg:stroke-color="#000000" draw:marker-start-width="0.26cm" draw:marker-end-width="0.26cm" draw:textarea-horizontal-align="right" draw:textarea-vertical-align="top" fo:padding-top="0cm" fo:padding-bottom="0cm" fo:padding-left="0.27cm" fo:padding-right="0.2cm"/>
    </style:style>
    <style:style style:name="gr5" style:family="graphic" style:parent-style-name="objectwithoutfill">
      <style:graphic-properties svg:stroke-width="0.04cm" draw:marker-start-width="0.26cm" draw:marker-end-width="0.26cm" draw:fill="none" draw:textarea-horizontal-align="right" draw:textarea-vertical-align="middle" fo:padding-top="0.145cm" fo:padding-bottom="0.145cm" fo:padding-left="0.27cm" fo:padding-right="0.2cm"/>
    </style:style>
    <style:style style:name="gr6" style:family="graphic" style:parent-style-name="standard">
      <style:graphic-properties svg:stroke-width="0.04cm" svg:stroke-color="#000000" draw:marker-start-width="0.26cm" draw:marker-end-width="0.26cm" draw:textarea-horizontal-align="right" draw:textarea-vertical-align="bottom" fo:padding-top="0.145cm" fo:padding-bottom="0cm" fo:padding-left="0.27cm" fo:padding-right="0.2cm"/>
    </style:style>
    <style:style style:name="gr7" style:family="graphic" style:parent-style-name="standard">
      <style:graphic-properties svg:stroke-width="0.04cm" svg:stroke-color="#000000" draw:marker-start-width="0.255cm" draw:marker-end-width="0.255cm" draw:fill="solid" draw:fill-color="#ffffff" draw:textarea-horizontal-align="left" draw:textarea-vertical-align="top" draw:auto-grow-height="false" fo:min-height="0cm" fo:min-width="0cm" fo:padding-top="0.135cm" fo:padding-bottom="0.135cm" fo:padding-left="0.245cm" fo:padding-right="0.245cm" draw:shadow="hidden" draw:shadow-offset-x="0.14cm" draw:shadow-offset-y="0.14cm" draw:shadow-color="#000000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left" draw:textarea-vertical-align="top" draw:auto-grow-height="false" fo:min-height="0cm" fo:min-width="0cm" fo:padding-top="0.145cm" fo:padding-bottom="0.145cm" fo:padding-left="0.27cm" fo:padding-right="0.27cm"/>
    </style:style>
    <style:style style:name="gr9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12" style:family="graphic" style:parent-style-name="objectwithoutfill">
      <style:graphic-properties draw:stroke="dash" draw:stroke-dash="Ultrafine_20_Dashed"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ProductusBook" style:font-pitch="variable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font-family="ProductusBook" style:font-pitch="variable"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family="ProductusSemibold" style:font-pitch="variable"/>
    </style:style>
    <style:style style:name="P7" style:family="paragraph">
      <style:paragraph-properties fo:text-align="center"/>
      <style:text-properties fo:font-family="ProductusSemibold" style:font-pitch="variable"/>
    </style:style>
    <style:style style:name="P8" style:family="paragraph">
      <style:paragraph-properties fo:text-align="start"/>
      <style:text-properties fo:font-family="ProductusBook" style:font-pitch="variable"/>
    </style:style>
    <style:style style:name="P9" style:family="paragraph">
      <style:paragraph-properties fo:text-align="center"/>
      <style:text-properties fo:font-family="ProductusBook" style:font-pitch="variable"/>
    </style:style>
    <style:style style:name="P10" style:family="paragraph">
      <style:text-properties fo:font-family="ProductusBook" style:font-pitch="variable" fo:font-size="14pt" style:font-size-asian="14pt" style:font-size-complex="14pt"/>
    </style:style>
    <style:style style:name="T1" style:family="text">
      <style:text-properties fo:font-family="ProductusBook" style:font-pitch="variable"/>
    </style:style>
    <style:style style:name="T2" style:family="text">
      <style:text-properties fo:font-family="ProductusBook" style:font-pitch="variable" fo:font-size="16pt" style:font-size-asian="16pt" style:font-size-complex="16pt"/>
    </style:style>
    <style:style style:name="T3" style:family="text">
      <style:text-properties fo:font-family="ProductusSemibold" style:font-pitch="variable"/>
    </style:style>
    <style:style style:name="T4" style:family="text">
      <style:text-properties fo:font-family="ProductusBook" style:font-pitch="variable"/>
    </style:style>
    <style:style style:name="T5" style:family="text">
      <style:text-properties fo:font-family="ProductusBook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cm" svg:height="2.2cm" svg:x="-3.7cm" svg:y="19.7cm">
          <text:p text:style-name="P1"><text:span text:style-name="T1">Http Whiteboard</text:span></text:p>
          <text:p text:style-name="P1"><text:span text:style-name="T1">implement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8cm" svg:height="1.7cm" svg:x="2.7cm" svg:y="23.55cm">
          <text:p text:style-name="P1"><text:span text:style-name="T1">Request Info DT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7.5cm" svg:y1="24.4cm" svg:x2="11.8cm" svg:y2="24.4cm" draw:start-shape="id1" draw:start-glue-point="1" svg:d="M7500 24400h4300">
          <text:p/>
        </draw:connector>
        <draw:connector draw:style-name="gr3" draw:text-style-name="P4" draw:layer="layout" svg:x1="5.1cm" svg:y1="25.25cm" svg:x2="11.8cm" svg:y2="27.25cm" draw:start-shape="id1" draw:start-glue-point="2" draw:end-shape="id2" svg:d="M5100 25250v2000h6700">
          <text:p/>
        </draw:connector>
        <draw:custom-shape draw:style-name="gr1" draw:text-style-name="P2" draw:layer="layout" svg:width="4.8cm" svg:height="1.7cm" svg:x="11.8cm" svg:y="23.65cm">
          <text:p text:style-name="P1"><text:span text:style-name="T1">Filter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8cm" svg:height="1.7cm" svg:x="11.8cm" svg:y="26.4cm">
          <text:p text:style-name="P1"><text:span text:style-name="T1">Resource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8cm" svg:height="1.7cm" svg:x="11.8cm" svg:y="20.7cm">
          <text:p text:style-name="P1"><text:span text:style-name="T1">Servlet DT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1cm" svg:y1="23.55cm" svg:x2="11.8cm" svg:y2="21.55cm" draw:start-shape="id1" draw:start-glue-point="0" draw:end-shape="id3" draw:end-glue-point="3" svg:d="M5100 23550v-2000h6700">
          <text:p text:style-name="P5"><text:span text:style-name="T2">0..n</text:span></text:p>
        </draw:connector>
        <draw:custom-shape draw:style-name="gr1" draw:text-style-name="P2" xml:id="id6" draw:id="id6" draw:layer="layout" svg:width="4cm" svg:height="1.7cm" svg:x="1.6cm" svg:y="1.4cm">
          <text:p text:style-name="P1"><text:span text:style-name="T1">Runtime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1.7cm" svg:x="8.31cm" svg:y="1.4cm">
          <text:p text:style-name="P1"><text:span text:style-name="T1">Servlet</text:span></text:p>
          <text:p text:style-name="P1"><text:span text:style-name="T1">Context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cm" svg:height="1.7cm" svg:x="15.11cm" svg:y="1.4cm">
          <text:p text:style-name="P1"><text:span text:style-name="T1">Servlet DTO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31cm" svg:y1="2.25cm" svg:x2="15.11cm" svg:y2="2.25cm" draw:start-shape="id4" draw:end-shape="id5" svg:d="M12310 2250h2800">
          <text:p text:style-name="P3"><text:span text:style-name="T2">o..n</text:span></text:p>
          <text:p text:style-name="P5"/>
        </draw:connector>
        <draw:connector draw:style-name="gr5" draw:text-style-name="P3" draw:layer="layout" draw:type="line" svg:x1="5.6cm" svg:y1="2.25cm" svg:x2="8.31cm" svg:y2="2.25cm" draw:start-shape="id6" draw:start-glue-point="1" draw:end-shape="id4" draw:end-glue-point="3" svg:d="M5600 2250h2710">
          <text:p text:style-name="P3"><text:span text:style-name="T2">o..n</text:span></text:p>
          <text:p text:style-name="P5"/>
        </draw:connector>
        <draw:custom-shape draw:style-name="gr1" draw:text-style-name="P2" xml:id="id7" draw:id="id7" draw:layer="layout" svg:width="4cm" svg:height="1.7cm" svg:x="15.11cm" svg:y="4.07cm">
          <text:p text:style-name="P1"><text:span text:style-name="T1">Resource DTO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line-skew="-0.326cm" svg:x1="12.31cm" svg:y1="2.25cm" svg:x2="15.11cm" svg:y2="4.92cm" draw:start-shape="id4" draw:start-glue-point="1" draw:end-shape="id7" draw:end-glue-point="3" svg:d="M12310 2250h1144v2670h1656">
          <text:p text:style-name="P5"><text:span text:style-name="T2">0..n</text:span></text:p>
        </draw:connector>
        <draw:custom-shape draw:style-name="gr1" draw:text-style-name="P2" xml:id="id9" draw:id="id9" draw:layer="layout" svg:width="4cm" svg:height="1.7cm" svg:x="15.11cm" svg:y="6.74cm">
          <text:p text:style-name="P1"><text:span text:style-name="T1">Filter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cm" svg:height="1.7cm" svg:x="15.11cm" svg:y="9.41cm">
          <text:p text:style-name="P1"><text:span text:style-name="T1">Error Page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cm" svg:height="1.7cm" svg:x="15.11cm" svg:y="12.2cm">
          <text:p text:style-name="P1"><text:span text:style-name="T1">Error Page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cm" svg:height="1.7cm" svg:x="8.31cm" svg:y="4.07cm">
          <text:p text:style-name="P1"><text:span text:style-name="T1">Failed Servlet</text:span></text:p>
          <text:p text:style-name="P1"><text:span text:style-name="T1">Context DTO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3.6cm" svg:y1="3.1cm" svg:x2="8.31cm" svg:y2="4.92cm" draw:start-shape="id6" draw:start-glue-point="2" draw:end-shape="id8" draw:end-glue-point="3" svg:d="M3600 3100v1820h4710">
          <text:p text:style-name="P5"><text:span text:style-name="T2">0..n</text:span></text:p>
        </draw:connector>
        <draw:custom-shape draw:style-name="gr1" draw:text-style-name="P2" xml:id="id12" draw:id="id12" draw:layer="layout" svg:width="4cm" svg:height="1.7cm" svg:x="8.31cm" svg:y="6.74cm">
          <text:p text:style-name="P1"><text:span text:style-name="T1">Failed</text:span></text:p>
          <text:p text:style-name="P1"><text:span text:style-name="T1">Servlet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4cm" svg:height="1.7cm" svg:x="8.31cm" svg:y="9.41cm">
          <text:p text:style-name="P1"><text:span text:style-name="T1">Failed</text:span></text:p>
          <text:p text:style-name="P1"><text:span text:style-name="T1">Resource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4cm" svg:height="1.7cm" svg:x="8.31cm" svg:y="12.2cm">
          <text:p text:style-name="P1"><text:span text:style-name="T1">Failed</text:span></text:p>
          <text:p text:style-name="P1"><text:span text:style-name="T1">Filter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4cm" svg:height="1.7cm" svg:x="8.31cm" svg:y="15cm">
          <text:p text:style-name="P1"><text:span text:style-name="T1">Failed Error</text:span></text:p>
          <text:p text:style-name="P1"><text:span text:style-name="T1">Page DTO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2.31cm" svg:y1="2.25cm" svg:x2="15.11cm" svg:y2="7.59cm" draw:end-shape="id9" draw:end-glue-point="3" svg:d="M12310 2250h1140v5340h1660">
          <text:p text:style-name="P5"><text:span text:style-name="T2">0..n</text:span></text:p>
        </draw:connector>
        <draw:connector draw:style-name="gr6" draw:text-style-name="P4" draw:layer="layout" svg:x1="12.31cm" svg:y1="2.25cm" svg:x2="15.11cm" svg:y2="10.26cm" draw:end-shape="id10" svg:d="M12310 2250h1140v8010h1660">
          <text:p text:style-name="P5"><text:span text:style-name="T2">0..n</text:span></text:p>
        </draw:connector>
        <draw:connector draw:style-name="gr6" draw:text-style-name="P4" draw:layer="layout" svg:x1="12.31cm" svg:y1="2.25cm" svg:x2="15.11cm" svg:y2="13.05cm" draw:end-shape="id11" svg:d="M12310 2250h1140v10800h1660">
          <text:p text:style-name="P5"><text:span text:style-name="T2">0..n</text:span></text:p>
        </draw:connector>
        <draw:connector draw:style-name="gr6" draw:text-style-name="P4" draw:layer="layout" draw:line-skew="-2.095cm" svg:x1="3.6cm" svg:y1="3.1cm" svg:x2="8.31cm" svg:y2="7.59cm" draw:end-shape="id12" svg:d="M3600 3100v4490h4710">
          <text:p text:style-name="P5"><text:span text:style-name="T2">0..n</text:span></text:p>
        </draw:connector>
        <draw:connector draw:style-name="gr6" draw:text-style-name="P4" draw:layer="layout" draw:line-skew="-2.095cm" svg:x1="3.6cm" svg:y1="3.1cm" svg:x2="8.31cm" svg:y2="10.26cm" draw:end-shape="id13" draw:end-glue-point="3" svg:d="M3600 3100v7160h4710">
          <text:p text:style-name="P5"><text:span text:style-name="T2">0..n</text:span></text:p>
        </draw:connector>
        <draw:connector draw:style-name="gr6" draw:text-style-name="P4" draw:layer="layout" draw:line-skew="-2.095cm" svg:x1="3.6cm" svg:y1="3.1cm" svg:x2="8.31cm" svg:y2="13.05cm" draw:end-shape="id14" draw:end-glue-point="3" svg:d="M3600 3100v9950h4710">
          <text:p text:style-name="P5"><text:span text:style-name="T2">0..n</text:span></text:p>
        </draw:connector>
        <draw:connector draw:style-name="gr6" draw:text-style-name="P4" draw:layer="layout" draw:line-skew="-2.095cm" svg:x1="3.6cm" svg:y1="3.1cm" svg:x2="8.31cm" svg:y2="15.85cm" draw:end-shape="id15" draw:end-glue-point="3" svg:d="M3600 3100v12750h4710">
          <text:p text:style-name="P5"><text:span text:style-name="T2">0..n</text:span></text:p>
        </draw:connector>
        <draw:custom-shape draw:style-name="gr1" draw:text-style-name="P2" xml:id="id16" draw:id="id16" draw:layer="layout" svg:width="4cm" svg:height="1.7cm" svg:x="8.31cm" svg:y="17.77cm">
          <text:p text:style-name="P1"><text:span text:style-name="T1">Failed </text:span></text:p>
          <text:p text:style-name="P1"><text:span text:style-name="T1">Listener DTO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line-skew="-2.085cm" svg:x1="3.58cm" svg:y1="3.694cm" svg:x2="8.31cm" svg:y2="18.62cm" draw:end-shape="id16" svg:d="M3580 3694h20v14926h4710">
          <text:p text:style-name="P5"><text:span text:style-name="T2">0..n</text:span></text:p>
        </draw:connector>
      </draw:page>
      <draw:page draw:name="page2" draw:style-name="dp1" draw:master-page-name="Default">
        <draw:custom-shape draw:style-name="gr1" draw:text-style-name="P2" draw:layer="layout" svg:width="5.3cm" svg:height="2.2cm" svg:x="2.5cm" svg:y="1.5cm">
          <text:p text:style-name="P2"><text:span text:style-name="T1">Http Whiteboard</text:span></text:p>
          <text:p text:style-name="P2"><text:span text:style-name="T1">implement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8.8cm" svg:height="13.7cm" svg:x="4.6cm" svg:y="6.9cm">
          <text:p text:style-name="P6"><text:span text:style-name="T3">Application Serv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8cm" svg:height="12.2cm" svg:x="5cm" svg:y="8cm">
          <text:p text:style-name="P7"><text:span text:style-name="T3">Web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7.2cm" svg:height="9.9cm" svg:x="5.4cm" svg:y="9.9cm">
          <text:p text:style-name="P7"><text:span text:style-name="T3">Http White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23" draw:id="id23" draw:layer="layout" svg:width="6cm" svg:height="1.2cm" svg:x="6.6cm" svg:y="11.5cm">
          <text:p text:style-name="P8"><text:span text:style-name="T4">Servlet Context Hel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8.6cm" svg:height="4.4cm" svg:x="6.3cm" svg:y="15cm">
          <text:p text:style-name="P8"><text:span text:style-name="T4">OSGi Bu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4cm" svg:height="1cm" svg:x="14.5cm" svg:y="8.4cm">
          <text:p text:style-name="P2"><text:span text:style-name="T1">Servlet Contex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3cm" svg:height="1.1cm" draw:transform="rotate (-1.57079632679579) translate (14.4cm 3.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17" draw:id="id17" draw:layer="layout" svg:width="4cm" svg:height="1cm" svg:x="14.5cm" svg:y="11.6cm">
          <text:p text:style-name="P2"><text:span text:style-name="T1">Servlet Contex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1" draw:id="id21" draw:layer="layout" svg:width="1.3cm" svg:height="1.1cm" draw:transform="rotate (-1.57079632679579) translate (9.7cm 16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20" draw:id="id20" draw:layer="layout" svg:width="4cm" svg:height="1cm" svg:x="10.87cm" svg:y="13.37cm">
          <text:p text:style-name="P2"><text:span text:style-name="T1">Servlet Context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3.216cm" svg:height="1.801cm" svg:x="7.2cm" svg:y="17.599cm">
          <draw:text-box>
            <text:p text:style-name="P5"><text:span text:style-name="T4">Whiteboard</text:span></text:p>
            <text:p text:style-name="P5"><text:span text:style-name="T4">Service A</text:span></text:p>
          </draw:text-box>
        </draw:frame>
        <draw:custom-shape draw:style-name="gr9" draw:text-style-name="P5" xml:id="id22" draw:id="id22" draw:layer="layout" svg:width="1.3cm" svg:height="1.1cm" draw:transform="rotate (-1.57079632679579) translate (13.4cm 16.4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9" draw:layer="layout" svg:width="3.216cm" svg:height="1.801cm" svg:x="10.9cm" svg:y="17.589cm">
          <draw:text-box>
            <text:p text:style-name="P5"><text:span text:style-name="T4">Whiteboard</text:span></text:p>
            <text:p text:style-name="P5"><text:span text:style-name="T4">Service B</text:span></text:p>
          </draw:text-box>
        </draw:frame>
        <draw:custom-shape draw:style-name="gr8" draw:text-style-name="P8" draw:layer="layout" svg:width="6.3cm" svg:height="4.4cm" svg:x="15.8cm" svg:y="15.001cm">
          <text:p text:style-name="P8"><text:span text:style-name="T4">OSGi Bu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draw:type="line" svg:x1="16.5cm" svg:y1="11.6cm" svg:x2="16.5cm" svg:y2="9.4cm" draw:start-shape="id17" draw:start-glue-point="0" draw:end-shape="id18" draw:end-glue-point="2" svg:d="M16500 11600v-2200">
          <text:p/>
        </draw:connector>
        <draw:custom-shape draw:style-name="gr9" draw:text-style-name="P5" draw:layer="layout" svg:width="1.3cm" svg:height="1.1cm" draw:transform="rotate (-1.57079632679579) translate (20.7cm 16.4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9" draw:layer="layout" svg:width="3.216cm" svg:height="1.801cm" svg:x="18.2cm" svg:y="17.579cm">
          <draw:text-box>
            <text:p text:style-name="P5"><text:span text:style-name="T4">Whiteboard</text:span></text:p>
            <text:p text:style-name="P5"><text:span text:style-name="T4">Service C</text:span></text:p>
          </draw:text-box>
        </draw:frame>
        <draw:custom-shape draw:style-name="gr1" draw:text-style-name="P2" xml:id="id19" draw:id="id19" draw:layer="layout" svg:width="4cm" svg:height="1cm" svg:x="18.04cm" svg:y="13.34cm">
          <text:p text:style-name="P2"><text:span text:style-name="T1">Servlet Context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draw:type="line" svg:x1="20.04cm" svg:y1="13.34cm" svg:x2="16.5cm" svg:y2="12.6cm" draw:start-shape="id19" draw:start-glue-point="0" draw:end-shape="id17" draw:end-glue-point="2" svg:d="M20040 13340l-3540-740">
          <text:p/>
        </draw:connector>
        <draw:connector draw:style-name="gr11" draw:text-style-name="P5" draw:layer="layout" draw:type="line" svg:x1="12.87cm" svg:y1="13.37cm" svg:x2="16.5cm" svg:y2="12.6cm" draw:start-shape="id20" draw:start-glue-point="0" draw:end-shape="id17" draw:end-glue-point="2" svg:d="M12870 13370l3630-770">
          <text:p/>
        </draw:connector>
        <draw:connector draw:style-name="gr11" draw:text-style-name="P5" draw:layer="layout" draw:type="line" svg:x1="12.87cm" svg:y1="14.37cm" svg:x2="9.15cm" svg:y2="16.825cm" draw:start-shape="id20" draw:start-glue-point="2" draw:end-shape="id21" draw:end-glue-point="5" svg:d="M12870 14370l-3720 2455">
          <text:p/>
        </draw:connector>
        <draw:connector draw:style-name="gr11" draw:text-style-name="P5" draw:layer="layout" draw:type="line" svg:x1="12.87cm" svg:y1="14.37cm" svg:x2="12.85cm" svg:y2="16.815cm" draw:start-shape="id20" draw:start-glue-point="2" draw:end-shape="id22" draw:end-glue-point="5" svg:d="M12870 14370l-20 2445">
          <text:p/>
        </draw:connector>
        <draw:connector draw:style-name="gr11" draw:text-style-name="P5" draw:layer="layout" draw:type="line" svg:x1="20.04cm" svg:y1="14.34cm" svg:x2="20.095cm" svg:y2="16.805cm" draw:start-shape="id19" draw:start-glue-point="2" svg:d="M20040 14340l55 2465">
          <text:p/>
        </draw:connector>
        <draw:connector draw:style-name="gr11" draw:text-style-name="P5" draw:layer="layout" draw:type="line" svg:x1="14.5cm" svg:y1="12.1cm" svg:x2="12.6cm" svg:y2="12.1cm" draw:start-shape="id17" draw:start-glue-point="3" draw:end-shape="id23" draw:end-glue-point="1" svg:d="M14500 12100h-1900">
          <text:p/>
        </draw:connector>
        <draw:frame draw:style-name="gr10" draw:text-style-name="P10" xml:id="id26" draw:id="id26" draw:layer="layout" svg:width="4.955cm" svg:height="1.453cm" svg:x="24.6cm" svg:y="8.2cm">
          <draw:text-box>
            <text:p><text:span text:style-name="T5">Servlet Context provided</text:span></text:p>
            <text:p><text:span text:style-name="T5">by Application Server.</text:span></text:p>
          </draw:text-box>
        </draw:frame>
        <draw:frame draw:style-name="gr10" draw:text-style-name="P10" xml:id="id24" draw:id="id24" draw:layer="layout" svg:width="6.259cm" svg:height="2.655cm" svg:x="24.6cm" svg:y="9.8cm">
          <draw:text-box>
            <text:p><text:span text:style-name="T5">Servlet Context associated </text:span></text:p>
            <text:p><text:span text:style-name="T5">with the Servlet Context Helper </text:span></text:p>
            <text:p><text:span text:style-name="T5">to provide behaviour as defined </text:span></text:p>
            <text:p><text:span text:style-name="T5">in the above table.</text:span></text:p>
          </draw:text-box>
        </draw:frame>
        <draw:frame draw:style-name="gr10" draw:text-style-name="P10" xml:id="id25" draw:id="id25" draw:layer="layout" svg:width="6.209cm" svg:height="2.054cm" svg:x="24.6cm" svg:y="12.8cm">
          <draw:text-box>
            <text:p><text:span text:style-name="T5">Servlet Context per whiteboard </text:span></text:p>
            <text:p><text:span text:style-name="T5">services bundle to provide</text:span></text:p>
            <text:p><text:span text:style-name="T5">getClassLoader() API.</text:span></text:p>
          </draw:text-box>
        </draw:frame>
        <draw:connector draw:style-name="gr12" draw:text-style-name="P5" draw:layer="layout" draw:type="line" svg:x1="18.5cm" svg:y1="12.1cm" svg:x2="24.6cm" svg:y2="11.127cm" draw:start-shape="id17" draw:start-glue-point="1" draw:end-shape="id24" draw:end-glue-point="3" svg:d="M18500 12100l6100-973">
          <text:p/>
        </draw:connector>
        <draw:connector draw:style-name="gr12" draw:text-style-name="P5" draw:layer="layout" draw:type="line" svg:x1="22.04cm" svg:y1="13.84cm" svg:x2="24.6cm" svg:y2="13.827cm" draw:start-shape="id19" draw:start-glue-point="1" draw:end-shape="id25" draw:end-glue-point="3" svg:d="M22040 13840l2560-13">
          <text:p/>
        </draw:connector>
        <draw:connector draw:style-name="gr12" draw:text-style-name="P5" draw:layer="layout" draw:type="line" svg:x1="18.5cm" svg:y1="8.9cm" svg:x2="24.6cm" svg:y2="8.926cm" draw:start-shape="id18" draw:start-glue-point="1" draw:end-shape="id26" draw:end-glue-point="3" svg:d="M18500 8900l6100 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Bosschaert</meta:initial-creator>
    <meta:creation-date>2014-07-04T10:29:54</meta:creation-date>
    <dc:date>2014-10-06T19:41:18</dc:date>
    <dc:creator>David Bosschaert</dc:creator>
    <meta:editing-duration>PT4H3M53S</meta:editing-duration>
    <meta:editing-cycles>91</meta:editing-cycles>
    <meta:generator>OpenOffice/4.1.1$Unix OpenOffice.org_project/411m4$Build-9774</meta:generator>
    <meta:document-statistic meta:object-count="64"/>
  </office:meta>
</office:document-meta>
</file>